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2e8f" officeooo:paragraph-rsid="00042e8f"/>
    </style:style>
    <style:style style:name="P2" style:family="paragraph" style:parent-style-name="Standard">
      <style:text-properties officeooo:rsid="00042e8f" officeooo:paragraph-rsid="00042e8f"/>
    </style:style>
    <style:style style:name="P3" style:family="paragraph" style:parent-style-name="Standard">
      <style:text-properties officeooo:rsid="00061acd" officeooo:paragraph-rsid="00061a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vid Carson</text:p>
      <text:p text:style-name="P3">Dr. Alderete</text:p>
      <text:p text:style-name="P3">Stefan Seigmeiste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6.2$Windows_X86_64 LibreOffice_project/0ce51a4fd21bff07a5c061082cc82c5ed232f115</meta:generator>
    <dc:date>2021-11-02T08:46:42.511000000</dc:date>
    <meta:editing-duration>PT2M48S</meta:editing-duration>
    <meta:editing-cycles>4</meta:editing-cycles>
    <meta:document-statistic meta:table-count="0" meta:image-count="0" meta:object-count="0" meta:page-count="1" meta:paragraph-count="3" meta:word-count="6" meta:character-count="42" meta:non-whitespace-character-count="39"/>
  </office:meta>
</office:document-meta>
</file>